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64185834691434111" text:style-name="L1">
        <text:list-item>
          <text:p text:style-name="P10">10:09 <text:s/>uphill</text:p>
        </text:list-item>
        <text:list-item>
          <text:p text:style-name="P10"><text:s text:c="2"/>8:49 <text:s/>downhill</text:p>
        </text:list-item>
        <text:list-item>
          <text:p text:style-name="P10"><text:s text:c="2"/>8:05 <text:s/>downhill</text:p>
        </text:list-item>
        <text:list-item>
          <text:p text:style-name="P10">10:37 <text:s/>uphill</text:p>
        </text:list-item>
        <text:list-item>
          <text:p text:style-name="P10"><text:s text:c="2"/>9:48 <text:s/>uphill</text:p>
        </text:list-item>
        <text:list-item>
          <text:p text:style-name="P10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1215171244994836201" text:style-name="L2">
        <text:list-item>
          <text:p text:style-name="P12">1:42.3 <text:tab/>5. <text:s/>1:39.6</text:p>
        </text:list-item>
      </text:list>
      <text:list xml:id="list523446873746691864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47607617581236440" text:style-name="L4">
        <text:list-item>
          <text:p text:style-name="P11">9:58<text:tab/><text:tab/>124</text:p>
        </text:list-item>
        <text:list-item>
          <text:p text:style-name="P11">9:59<text:tab/><text:tab/>130 </text:p>
        </text:list-item>
        <text:list-item>
          <text:p text:style-name="P11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  <text:p text:style-name="P3"/>
      <text:p text:style-name="P2">Mon 8/22/16: <text:span text:style-name="T1">1 mile</text:span></text:p>
      <text:p text:style-name="P3"/>
      <text:p text:style-name="P2">Tues 8/23/16: <text:s/><text:span text:style-name="T1">3 miles</text:span></text:p>
      <text:p text:style-name="P2">I road 6 miles on flat bike paths in Amsterdam. <text:s/>I assume this to be equivalent to about 2 miles of running. <text:s/>Then I ran a mile.</text:p>
      <text:p text:style-name="P2"/>
      <text:p text:style-name="P2">Wed 8/24/16: <text:s/>4<text:span text:style-name="T1">.25 miles</text:span></text:p>
      <text:p text:style-name="P2">I walked 0.25 miles and ran 0.25 miles and then repeated until the end.</text:p>
      <text:p text:style-name="P2">Later in the day I road 6 miles on flat bike paths. <text:s/>I assume this to be about equivalent to 2 miles of running. </text:p>
      <text:p text:style-name="P2"/>
      <text:p text:style-name="P2">Thur 8/24/16: <text:s/>2.5<text:span text:style-name="T1"> miles</text:span></text:p>
      <text:p text:style-name="P2">I walked 0.25 miles and ran 0.25 miles and then repeated until I reached 2 miles in 26 minutes. <text:s/>Then I walked for 1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5T11:57:03.05</dc:date>
    <dc:creator>James Lombardi</dc:creator>
    <meta:editing-duration>PT18H18M12S</meta:editing-duration>
    <meta:editing-cycles>138</meta:editing-cycles>
    <meta:document-statistic meta:table-count="0" meta:image-count="0" meta:object-count="0" meta:page-count="6" meta:paragraph-count="116" meta:word-count="1279" meta:character-count="6327"/>
  </office:meta>
</office:document-meta>
</file>